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fo:font-size="7pt" officeooo:rsid="139833c5" officeooo:paragraph-rsid="18996a63" style:font-size-asian="7pt" style:font-size-complex="7pt"/>
    </style:style>
    <style:style style:name="P2" style:family="paragraph" style:parent-style-name="Text_20_body">
      <style:text-properties fo:font-size="7pt" officeooo:rsid="18f467f6" officeooo:paragraph-rsid="18c3603f" style:font-size-asian="7pt" style:font-size-complex="7pt"/>
    </style:style>
    <style:style style:name="P3" style:family="paragraph" style:parent-style-name="Text_20_body">
      <style:text-properties fo:font-size="7pt" officeooo:rsid="190068f3" officeooo:paragraph-rsid="190f36ae" style:font-size-asian="7pt" style:font-size-complex="7pt"/>
    </style:style>
    <style:style style:name="P4" style:family="paragraph" style:parent-style-name="Text_20_body">
      <style:text-properties fo:font-size="7pt" officeooo:paragraph-rsid="18996a63" style:font-size-asian="7pt" style:font-size-complex="7pt"/>
    </style:style>
    <style:style style:name="P5" style:family="paragraph" style:parent-style-name="Text_20_body">
      <style:paragraph-properties fo:text-align="end" style:justify-single-word="false"/>
      <style:text-properties fo:font-size="7pt" officeooo:rsid="18c0186a" officeooo:paragraph-rsid="18c0186a" style:font-size-asian="7pt" style:font-size-complex="7pt"/>
    </style:style>
    <style:style style:name="P6" style:family="paragraph" style:parent-style-name="Text_20_body">
      <style:text-properties fo:font-size="7pt" fo:font-style="italic" officeooo:rsid="1396453c" officeooo:paragraph-rsid="18ec6599" fo:background-color="transparent" style:font-size-asian="7pt" style:font-style-asian="italic" style:font-size-complex="7pt" style:font-style-complex="italic"/>
    </style:style>
    <style:style style:name="P7" style:family="paragraph" style:parent-style-name="Text_20_body">
      <style:paragraph-properties fo:text-align="justify" style:justify-single-word="false"/>
      <style:text-properties fo:font-size="7pt" fo:font-style="italic" officeooo:rsid="18e431f7" officeooo:paragraph-rsid="18f467f6" style:font-size-asian="7pt" style:font-style-asian="italic" style:font-size-complex="7pt" style:font-style-complex="italic"/>
    </style:style>
    <style:style style:name="P8" style:family="paragraph" style:parent-style-name="Text_20_body">
      <style:paragraph-properties fo:text-align="justify" style:justify-single-word="false"/>
      <style:text-properties fo:font-size="7pt" fo:font-style="italic" officeooo:rsid="18e431f7" officeooo:paragraph-rsid="18e431f7" style:font-size-asian="7pt" style:font-style-asian="italic" style:font-size-complex="7pt" style:font-style-complex="italic"/>
    </style:style>
    <style:style style:name="P9" style:family="paragraph" style:parent-style-name="Text_20_body">
      <style:paragraph-properties fo:text-align="justify" style:justify-single-word="false"/>
      <style:text-properties fo:font-size="7pt" fo:font-style="italic" officeooo:rsid="18f95844" officeooo:paragraph-rsid="18f95844" style:font-size-asian="7pt" style:font-style-asian="italic" style:font-size-complex="7pt" style:font-style-complex="italic"/>
    </style:style>
    <style:style style:name="P10" style:family="paragraph" style:parent-style-name="Text_20_body">
      <style:paragraph-properties fo:text-align="justify" style:justify-single-word="false"/>
      <style:text-properties fo:font-size="7pt" fo:font-style="italic" officeooo:rsid="18f5c869" officeooo:paragraph-rsid="18f5c869" style:font-size-asian="7pt" style:font-style-asian="italic" style:font-size-complex="7pt" style:font-style-complex="italic"/>
    </style:style>
    <style:style style:name="P11" style:family="paragraph" style:parent-style-name="Text_20_body">
      <style:paragraph-properties fo:text-align="end" style:justify-single-word="false"/>
      <style:text-properties fo:font-size="7pt" fo:font-style="italic" officeooo:rsid="189da9cc" officeooo:paragraph-rsid="18f467f6" style:font-size-asian="7pt" style:font-style-asian="italic" style:font-size-complex="7pt" style:font-style-complex="italic"/>
    </style:style>
    <style:style style:name="P12" style:family="paragraph" style:parent-style-name="Text_20_body">
      <style:paragraph-properties fo:text-align="end" style:justify-single-word="false"/>
      <style:text-properties fo:font-size="7pt" fo:font-style="italic" officeooo:rsid="189da9cc" officeooo:paragraph-rsid="189da9cc" style:font-size-asian="7pt" style:font-style-asian="italic" style:font-size-complex="7pt" style:font-style-complex="italic"/>
    </style:style>
    <style:style style:name="P13" style:family="paragraph" style:parent-style-name="Text_20_body">
      <style:paragraph-properties fo:text-align="end" style:justify-single-word="false"/>
      <style:text-properties fo:font-size="7pt" fo:font-style="italic" officeooo:rsid="189da9cc" officeooo:paragraph-rsid="18cca326" style:font-size-asian="7pt" style:font-style-asian="italic" style:font-size-complex="7pt" style:font-style-complex="italic"/>
    </style:style>
    <style:style style:name="P14" style:family="paragraph" style:parent-style-name="Text_20_body">
      <style:paragraph-properties fo:text-align="end" style:justify-single-word="false"/>
      <style:text-properties fo:font-size="7pt" fo:font-style="italic" officeooo:rsid="189da9cc" officeooo:paragraph-rsid="18e431f7" style:font-size-asian="7pt" style:font-style-asian="italic" style:font-size-complex="7pt" style:font-style-complex="italic"/>
    </style:style>
    <style:style style:name="P15" style:family="paragraph" style:parent-style-name="Text_20_body">
      <style:text-properties fo:font-size="7pt" fo:font-style="italic" officeooo:rsid="189da9cc" officeooo:paragraph-rsid="189da9cc" style:font-size-asian="7pt" style:font-style-asian="italic" style:font-size-complex="7pt" style:font-style-complex="italic"/>
    </style:style>
    <style:style style:name="P16" style:family="paragraph" style:parent-style-name="Text_20_body">
      <style:text-properties fo:font-size="7pt" fo:font-style="italic" officeooo:rsid="190410a3" officeooo:paragraph-rsid="190410a3" style:font-size-asian="7pt" style:font-style-asian="italic" style:font-size-complex="7pt" style:font-style-complex="italic"/>
    </style:style>
    <style:style style:name="P17" style:family="paragraph" style:parent-style-name="Text_20_body">
      <style:text-properties fo:font-size="7pt" fo:font-style="italic" officeooo:rsid="190410a3" officeooo:paragraph-rsid="190ebdfd" style:font-size-asian="7pt" style:font-style-asian="italic" style:font-size-complex="7pt" style:font-style-complex="italic"/>
    </style:style>
    <style:style style:name="P18" style:family="paragraph" style:parent-style-name="Text_20_body">
      <style:text-properties fo:font-size="7pt" fo:font-style="italic" officeooo:rsid="19080b34" officeooo:paragraph-rsid="1909fb58" style:font-size-asian="7pt" style:font-style-asian="italic" style:font-size-complex="7pt" style:font-style-complex="italic"/>
    </style:style>
    <style:style style:name="P19" style:family="paragraph" style:parent-style-name="Text_20_body">
      <style:text-properties fo:font-size="7pt" fo:font-style="italic" officeooo:rsid="19080b34" officeooo:paragraph-rsid="19080b34" style:font-size-asian="7pt" style:font-style-asian="italic" style:font-size-complex="7pt" style:font-style-complex="italic"/>
    </style:style>
    <style:style style:name="P20" style:family="paragraph" style:parent-style-name="Text_20_body">
      <style:text-properties fo:font-size="7pt" fo:font-style="italic" officeooo:rsid="1906cc1a" officeooo:paragraph-rsid="1906cc1a" style:font-size-asian="7pt" style:font-style-asian="italic" style:font-size-complex="7pt" style:font-style-complex="italic"/>
    </style:style>
    <style:style style:name="P21" style:family="paragraph" style:parent-style-name="Text_20_body">
      <style:text-properties fo:font-size="7pt" fo:font-style="italic" officeooo:rsid="18de03f6" officeooo:paragraph-rsid="18de03f6" style:font-size-asian="7pt" style:font-style-asian="italic" style:font-size-complex="7pt" style:font-style-complex="italic"/>
    </style:style>
    <style:style style:name="P22" style:family="paragraph" style:parent-style-name="Text_20_body">
      <style:text-properties fo:font-size="7pt" fo:font-style="italic" officeooo:rsid="18d5980d" officeooo:paragraph-rsid="18d5980d" style:font-size-asian="7pt" style:font-style-asian="italic" style:font-size-complex="7pt" style:font-style-complex="italic"/>
    </style:style>
    <style:style style:name="P23" style:family="paragraph" style:parent-style-name="Text_20_body">
      <style:text-properties fo:font-size="7pt" fo:font-style="italic" officeooo:rsid="18d7ec4d" officeooo:paragraph-rsid="18d7ec4d" style:font-size-asian="7pt" style:font-style-asian="italic" style:font-size-complex="7pt" style:font-style-complex="italic"/>
    </style:style>
    <style:style style:name="P24" style:family="paragraph" style:parent-style-name="Text_20_body">
      <style:paragraph-properties fo:text-align="end" style:justify-single-word="false"/>
      <style:text-properties fo:font-size="7pt" fo:font-style="italic" officeooo:rsid="18a96a71" officeooo:paragraph-rsid="18d96e3c" style:font-size-asian="7pt" style:font-style-asian="italic" style:font-size-complex="7pt" style:font-style-complex="italic"/>
    </style:style>
    <style:style style:name="P25" style:family="paragraph" style:parent-style-name="Text_20_body">
      <style:text-properties fo:font-size="7pt" fo:font-style="italic" officeooo:rsid="18d12be0" officeooo:paragraph-rsid="18d12be0" style:font-size-asian="7pt" style:font-style-asian="italic" style:font-size-complex="7pt" style:font-style-complex="italic"/>
    </style:style>
    <style:style style:name="P26" style:family="paragraph" style:parent-style-name="Text_20_body">
      <style:paragraph-properties fo:text-align="justify" style:justify-single-word="false"/>
      <style:text-properties fo:font-size="7pt" fo:font-style="italic" officeooo:rsid="18ac13f3" officeooo:paragraph-rsid="18cc18b5" style:font-size-asian="7pt" style:font-style-asian="italic" style:font-size-complex="7pt" style:font-style-complex="italic"/>
    </style:style>
    <style:style style:name="P27" style:family="paragraph" style:parent-style-name="Text_20_body">
      <style:paragraph-properties fo:text-align="justify" style:justify-single-word="false"/>
      <style:text-properties fo:font-size="7pt" fo:font-style="italic" officeooo:rsid="18b31898" officeooo:paragraph-rsid="18cc18b5" style:font-size-asian="7pt" style:font-style-asian="italic" style:font-size-complex="7pt" style:font-style-complex="italic"/>
    </style:style>
    <style:style style:name="P28" style:family="paragraph" style:parent-style-name="Text_20_body">
      <style:paragraph-properties fo:text-align="justify" style:justify-single-word="false"/>
      <style:text-properties fo:font-size="7pt" fo:font-style="italic" officeooo:rsid="18b49db2" officeooo:paragraph-rsid="18cc18b5" style:font-size-asian="7pt" style:font-style-asian="italic" style:font-size-complex="7pt" style:font-style-complex="italic"/>
    </style:style>
    <style:style style:name="P29" style:family="paragraph" style:parent-style-name="Text_20_body">
      <style:paragraph-properties fo:text-align="end" style:justify-single-word="false"/>
      <style:text-properties fo:font-size="7pt" fo:font-style="italic" officeooo:rsid="18a4210a" officeooo:paragraph-rsid="18cc18b5" style:font-size-asian="7pt" style:font-style-asian="italic" style:font-size-complex="7pt" style:font-style-complex="italic"/>
    </style:style>
    <style:style style:name="P30" style:family="paragraph" style:parent-style-name="Text_20_body">
      <style:text-properties fo:font-size="7pt" fo:font-style="italic" officeooo:rsid="18bb24cd" officeooo:paragraph-rsid="18cca326" style:font-size-asian="7pt" style:font-style-asian="italic" style:font-size-complex="7pt" style:font-style-complex="italic"/>
    </style:style>
    <style:style style:name="P31" style:family="paragraph" style:parent-style-name="Text_20_body">
      <style:text-properties fo:font-size="7pt" fo:font-style="italic" officeooo:rsid="18bc4578" officeooo:paragraph-rsid="18cca326" style:font-size-asian="7pt" style:font-style-asian="italic" style:font-size-complex="7pt" style:font-style-complex="italic"/>
    </style:style>
    <style:style style:name="P32" style:family="paragraph" style:parent-style-name="Text_20_body">
      <style:paragraph-properties fo:text-align="justify" style:justify-single-word="false"/>
      <style:text-properties fo:font-size="7pt" fo:font-style="italic" officeooo:rsid="18cc314d" officeooo:paragraph-rsid="18ed534f" style:font-size-asian="7pt" style:font-style-asian="italic" style:font-size-complex="7pt" style:font-style-complex="italic"/>
    </style:style>
    <style:style style:name="P33" style:family="paragraph" style:parent-style-name="Text_20_body">
      <style:paragraph-properties fo:text-align="justify" style:justify-single-word="false"/>
      <style:text-properties fo:font-size="7pt" fo:font-style="italic" officeooo:rsid="18cc314d" officeooo:paragraph-rsid="18e431f7" style:font-size-asian="7pt" style:font-style-asian="italic" style:font-size-complex="7pt" style:font-style-complex="italic"/>
    </style:style>
    <style:style style:name="P34" style:family="paragraph" style:parent-style-name="Text_20_body">
      <style:paragraph-properties fo:text-align="start" style:justify-single-word="false"/>
      <style:text-properties fo:font-size="7pt" fo:font-style="italic" officeooo:rsid="18cc314d" officeooo:paragraph-rsid="18cc314d" style:font-size-asian="7pt" style:font-style-asian="italic" style:font-size-complex="7pt" style:font-style-complex="italic"/>
    </style:style>
    <style:style style:name="P35" style:family="paragraph" style:parent-style-name="Text_20_body">
      <style:paragraph-properties fo:text-align="justify" style:justify-single-word="false"/>
      <style:text-properties fo:font-size="7pt" fo:font-style="italic" officeooo:rsid="18f01758" officeooo:paragraph-rsid="18f01758" style:font-size-asian="7pt" style:font-style-asian="italic" style:font-size-complex="7pt" style:font-style-complex="italic"/>
    </style:style>
    <style:style style:name="P36" style:family="paragraph" style:parent-style-name="Text_20_body">
      <style:paragraph-properties fo:text-align="justify" style:justify-single-word="false"/>
      <style:text-properties fo:font-size="7pt" fo:font-style="italic" officeooo:rsid="18ea0393" officeooo:paragraph-rsid="18ed534f" style:font-size-asian="7pt" style:font-style-asian="italic" style:font-size-complex="7pt" style:font-style-complex="italic"/>
    </style:style>
    <style:style style:name="P37" style:family="paragraph" style:parent-style-name="Text_20_body">
      <style:paragraph-properties fo:text-align="justify" style:justify-single-word="false"/>
      <style:text-properties fo:font-size="7pt" fo:font-style="italic" officeooo:rsid="18e590b8" officeooo:paragraph-rsid="18e590b8" style:font-size-asian="7pt" style:font-style-asian="italic" style:font-size-complex="7pt" style:font-style-complex="italic"/>
    </style:style>
    <style:style style:name="P38" style:family="paragraph" style:parent-style-name="Text_20_body">
      <style:paragraph-properties fo:text-align="justify" style:justify-single-word="false"/>
      <style:text-properties fo:font-size="7pt" fo:font-style="italic" officeooo:rsid="18a172f1" officeooo:paragraph-rsid="18a172f1" style:font-size-asian="7pt" style:font-style-asian="italic" style:font-size-complex="7pt" style:font-style-complex="italic"/>
    </style:style>
    <style:style style:name="P39" style:family="paragraph" style:parent-style-name="Text_20_body">
      <style:paragraph-properties fo:text-align="justify" style:justify-single-word="false"/>
      <style:text-properties fo:font-size="7pt" fo:font-style="italic" officeooo:rsid="18a28400" officeooo:paragraph-rsid="18a28400" style:font-size-asian="7pt" style:font-style-asian="italic" style:font-size-complex="7pt" style:font-style-complex="italic"/>
    </style:style>
    <style:style style:name="P40" style:family="paragraph" style:parent-style-name="Text_20_body">
      <style:paragraph-properties fo:text-align="justify" style:justify-single-word="false"/>
      <style:text-properties fo:font-size="7pt" fo:font-style="italic" officeooo:rsid="18a902ba" officeooo:paragraph-rsid="18a902ba" style:font-size-asian="7pt" style:font-style-asian="italic" style:font-size-complex="7pt" style:font-style-complex="italic"/>
    </style:style>
    <style:style style:name="P41" style:family="paragraph" style:parent-style-name="Text_20_body">
      <style:paragraph-properties fo:text-align="start" style:justify-single-word="false"/>
      <style:text-properties fo:font-size="7pt" fo:font-style="normal" officeooo:rsid="18c648c0" officeooo:paragraph-rsid="18c648c0" style:font-size-asian="7pt" style:font-style-asian="normal" style:font-size-complex="7pt" style:font-style-complex="normal"/>
    </style:style>
    <style:style style:name="P42" style:family="paragraph" style:parent-style-name="Text_20_body" style:master-page-name="Standard">
      <style:paragraph-properties style:page-number="auto"/>
      <style:text-properties fo:font-size="7pt" officeooo:rsid="18c2b427" officeooo:paragraph-rsid="190c0bc7" style:font-size-asian="7pt" style:font-size-complex="7pt"/>
    </style:style>
    <style:style style:name="P43" style:family="paragraph" style:parent-style-name="Text_20_body" style:list-style-name="L1">
      <style:text-properties fo:font-size="7pt" officeooo:rsid="1705f36d" officeooo:paragraph-rsid="18996a63" style:font-size-asian="7pt" style:font-size-complex="7pt"/>
    </style:style>
    <style:style style:name="P44" style:family="paragraph" style:parent-style-name="Text_20_body" style:list-style-name="L1">
      <style:text-properties fo:font-size="7pt" officeooo:rsid="190068f3" officeooo:paragraph-rsid="190f36ae" style:font-size-asian="7pt" style:font-size-complex="7pt"/>
    </style:style>
    <style:style style:name="P45" style:family="paragraph" style:parent-style-name="Text_20_body" style:list-style-name="L1">
      <style:text-properties fo:font-size="7pt" officeooo:rsid="190068f3" officeooo:paragraph-rsid="190068f3" style:font-size-asian="7pt" style:font-size-complex="7pt"/>
    </style:style>
    <style:style style:name="P46" style:family="paragraph" style:parent-style-name="Text_20_body" style:list-style-name="L1">
      <style:text-properties fo:font-size="7pt" officeooo:rsid="16c87448" officeooo:paragraph-rsid="18996a63" style:font-size-asian="7pt" style:font-size-complex="7pt"/>
    </style:style>
    <style:style style:name="P47" style:family="paragraph" style:parent-style-name="Text_20_body" style:list-style-name="L2">
      <style:text-properties fo:font-size="7pt" fo:font-style="normal" officeooo:rsid="18d5980d" officeooo:paragraph-rsid="18d5980d" style:font-size-asian="7pt" style:font-style-asian="normal" style:font-size-complex="7pt" style:font-style-complex="normal"/>
    </style:style>
    <style:style style:name="P48" style:family="paragraph" style:parent-style-name="Text_20_body" style:list-style-name="L3">
      <style:text-properties fo:font-size="7pt" fo:font-style="normal" officeooo:rsid="189cb917" officeooo:paragraph-rsid="189cb917" style:font-size-asian="7pt" style:font-style-asian="normal" style:font-size-complex="7pt" style:font-style-complex="normal"/>
    </style:style>
    <style:style style:name="P49" style:family="paragraph" style:parent-style-name="Text_20_body" style:list-style-name="L3">
      <style:text-properties fo:font-size="7pt" fo:font-style="normal" officeooo:rsid="189cb917" officeooo:paragraph-rsid="18cca326" style:font-size-asian="7pt" style:font-style-asian="normal" style:font-size-complex="7pt" style:font-style-complex="normal"/>
    </style:style>
    <style:style style:name="P50" style:family="paragraph" style:parent-style-name="Text_20_body" style:list-style-name="L3">
      <style:paragraph-properties fo:text-align="start" style:justify-single-word="false"/>
      <style:text-properties fo:font-size="7pt" fo:font-style="normal" officeooo:rsid="18ab2583" officeooo:paragraph-rsid="18cc18b5" style:font-size-asian="7pt" style:font-style-asian="normal" style:font-size-complex="7pt" style:font-style-complex="normal"/>
    </style:style>
    <style:style style:name="P51" style:family="paragraph" style:parent-style-name="Text_20_body" style:list-style-name="L3">
      <style:paragraph-properties fo:text-align="start" style:justify-single-word="false"/>
      <style:text-properties fo:font-size="7pt" fo:font-style="normal" officeooo:rsid="18e8ddaf" officeooo:paragraph-rsid="18e8ddaf" style:font-size-asian="7pt" style:font-style-asian="normal" style:font-size-complex="7pt" style:font-style-complex="normal"/>
    </style:style>
    <style:style style:name="P52" style:family="paragraph" style:parent-style-name="Text_20_body" style:list-style-name="L3">
      <style:paragraph-properties fo:text-align="start" style:justify-single-word="false"/>
      <style:text-properties fo:font-size="7pt" fo:font-style="normal" officeooo:rsid="18a168b1" officeooo:paragraph-rsid="18e431f7" style:font-size-asian="7pt" style:font-style-asian="normal" style:font-size-complex="7pt" style:font-style-complex="normal"/>
    </style:style>
    <style:style style:name="P53" style:family="paragraph" style:parent-style-name="Text_20_body" style:list-style-name="L3">
      <style:paragraph-properties fo:text-align="start" style:justify-single-word="false"/>
      <style:text-properties fo:font-size="7pt" fo:font-style="normal" officeooo:rsid="18a168b1" officeooo:paragraph-rsid="18a168b1" style:font-size-asian="7pt" style:font-style-asian="normal" style:font-size-complex="7pt" style:font-style-complex="normal"/>
    </style:style>
    <style:style style:name="P54" style:family="paragraph" style:parent-style-name="Text_20_body" style:list-style-name="L3">
      <style:paragraph-properties fo:text-align="start" style:justify-single-word="false"/>
      <style:text-properties fo:font-size="7pt" fo:font-style="normal" officeooo:rsid="19133690" officeooo:paragraph-rsid="19133690" style:font-size-asian="7pt" style:font-style-asian="normal" style:font-size-complex="7pt" style:font-style-complex="normal"/>
    </style:style>
    <style:style style:name="P55" style:family="paragraph" style:parent-style-name="Text_20_body">
      <style:paragraph-properties fo:text-align="start" style:justify-single-word="false"/>
      <style:text-properties fo:font-size="7pt" fo:font-style="normal" fo:font-weight="bold" officeooo:rsid="18c648c0" officeooo:paragraph-rsid="18c648c0" style:font-size-asian="7pt" style:font-style-asian="normal" style:font-weight-asian="bold" style:font-size-complex="7pt" style:font-style-complex="normal" style:font-weight-complex="bold"/>
    </style:style>
    <style:style style:name="P56" style:family="paragraph" style:parent-style-name="Text_20_body">
      <style:paragraph-properties fo:text-align="start" style:justify-single-word="false"/>
      <style:text-properties fo:font-size="7pt" fo:font-style="normal" fo:font-weight="bold" officeooo:rsid="18e431f7" officeooo:paragraph-rsid="18e431f7" style:font-size-asian="7pt" style:font-style-asian="normal" style:font-weight-asian="bold" style:font-size-complex="7pt" style:font-style-complex="normal" style:font-weight-complex="bold"/>
    </style:style>
    <style:style style:name="P57" style:family="paragraph" style:parent-style-name="Text_20_body">
      <style:text-properties fo:font-size="7pt" fo:font-style="normal" fo:font-weight="bold" officeooo:rsid="18c2b427" officeooo:paragraph-rsid="18c424a8" style:font-size-asian="7pt" style:font-style-asian="normal" style:font-weight-asian="bold" style:font-size-complex="7pt" style:font-style-complex="normal" style:font-weight-complex="bold"/>
    </style:style>
    <style:style style:name="P58" style:family="paragraph" style:parent-style-name="Text_20_body">
      <style:text-properties fo:font-size="7pt" fo:font-style="normal" fo:font-weight="bold" officeooo:rsid="18d45c19" officeooo:paragraph-rsid="18de03f6" style:font-size-asian="7pt" style:font-style-asian="normal" style:font-weight-asian="bold" style:font-size-complex="7pt" style:font-style-complex="normal" style:font-weight-complex="bold"/>
    </style:style>
    <style:style style:name="P59" style:family="paragraph" style:parent-style-name="Text_20_body">
      <style:paragraph-properties fo:text-align="start" style:justify-single-word="false"/>
      <style:text-properties fo:font-size="7pt" fo:font-style="normal" fo:font-weight="bold" officeooo:rsid="1916cf56" officeooo:paragraph-rsid="1916cf56" style:font-size-asian="7pt" style:font-style-asian="normal" style:font-weight-asian="bold" style:font-size-complex="7pt" style:font-style-complex="normal" style:font-weight-complex="bold"/>
    </style:style>
    <style:style style:name="P60" style:family="paragraph" style:parent-style-name="Text_20_body">
      <style:paragraph-properties fo:text-align="start" style:justify-single-word="false"/>
      <style:text-properties fo:font-size="7pt" fo:font-style="normal" fo:font-weight="normal" officeooo:rsid="19187f18" officeooo:paragraph-rsid="19187f18" style:font-size-asian="7pt" style:font-style-asian="normal" style:font-weight-asian="normal" style:font-size-complex="7pt" style:font-style-complex="normal" style:font-weight-complex="normal"/>
    </style:style>
    <style:style style:name="P61" style:family="paragraph" style:parent-style-name="Text_20_body">
      <style:paragraph-properties fo:text-align="end" style:justify-single-word="false"/>
      <style:text-properties fo:font-size="7pt" fo:font-style="italic" officeooo:rsid="18a96a71" officeooo:paragraph-rsid="18a96a71" style:font-size-asian="7pt" style:font-style-asian="italic" style:font-size-complex="7pt" style:font-style-complex="italic"/>
    </style:style>
    <style:style style:name="P62" style:family="paragraph" style:parent-style-name="Text_20_body">
      <style:paragraph-properties fo:text-align="end" style:justify-single-word="false"/>
      <style:text-properties fo:font-size="7pt" fo:font-style="italic" officeooo:rsid="18a96a71" officeooo:paragraph-rsid="19133690" style:font-size-asian="7pt" style:font-style-asian="italic" style:font-size-complex="7pt" style:font-style-complex="italic"/>
    </style:style>
    <style:style style:name="P63" style:family="paragraph" style:parent-style-name="Text_20_body">
      <style:paragraph-properties fo:text-align="start" style:justify-single-word="false"/>
      <style:text-properties fo:font-size="7pt" fo:font-style="italic" officeooo:rsid="18cc314d" officeooo:paragraph-rsid="19133690" style:font-size-asian="7pt" style:font-style-asian="italic" style:font-size-complex="7pt" style:font-style-complex="italic"/>
    </style:style>
    <style:style style:name="P64" style:family="paragraph" style:parent-style-name="Text_20_body">
      <style:paragraph-properties fo:text-align="justify" style:justify-single-word="false"/>
      <style:text-properties fo:font-size="7pt" fo:font-style="italic" officeooo:rsid="19133690" officeooo:paragraph-rsid="19133690" style:font-size-asian="7pt" style:font-style-asian="italic" style:font-size-complex="7pt" style:font-style-complex="italic"/>
    </style:style>
    <style:style style:name="P65" style:family="paragraph" style:parent-style-name="Text_20_body">
      <style:paragraph-properties fo:text-align="start" style:justify-single-word="false"/>
      <style:text-properties fo:font-size="7pt" fo:font-style="italic" fo:font-weight="normal" officeooo:rsid="191737ad" officeooo:paragraph-rsid="191737ad" style:font-size-asian="7pt" style:font-style-asian="italic" style:font-weight-asian="normal" style:font-size-complex="7pt" style:font-style-complex="italic" style:font-weight-complex="normal"/>
    </style:style>
    <style:style style:name="P66" style:family="paragraph" style:parent-style-name="Text_20_body">
      <style:paragraph-properties fo:text-align="center" style:justify-single-word="false"/>
      <style:text-properties fo:font-size="7pt" fo:font-style="italic" fo:font-weight="normal" officeooo:rsid="191737ad" officeooo:paragraph-rsid="191737ad" style:font-size-asian="7pt" style:font-style-asian="italic" style:font-weight-asian="normal" style:font-size-complex="7pt" style:font-style-complex="italic" style:font-weight-complex="normal"/>
    </style:style>
    <style:style style:name="P67" style:family="paragraph" style:parent-style-name="Text_20_body">
      <style:paragraph-properties fo:text-align="start" style:justify-single-word="false"/>
      <style:text-properties fo:font-size="7pt" fo:font-style="italic" fo:font-weight="normal" officeooo:rsid="191929a0" officeooo:paragraph-rsid="191929a0" style:font-size-asian="7pt" style:font-style-asian="italic" style:font-weight-asian="normal" style:font-size-complex="7pt" style:font-style-complex="italic" style:font-weight-complex="normal"/>
    </style:style>
    <style:style style:name="P68" style:family="paragraph" style:parent-style-name="Text_20_body">
      <style:paragraph-properties fo:text-align="end" style:justify-single-word="false"/>
      <style:text-properties fo:font-size="7pt" fo:font-style="italic" fo:font-weight="normal" officeooo:rsid="189da9cc" officeooo:paragraph-rsid="1919921b" style:font-size-asian="7pt" style:font-style-asian="italic" style:font-weight-asian="normal" style:font-size-complex="7pt" style:font-style-complex="italic" style:font-weight-complex="normal"/>
    </style:style>
    <style:style style:name="P69" style:family="paragraph" style:parent-style-name="Text_20_body">
      <style:text-properties fo:font-size="7pt" fo:font-weight="bold" officeooo:rsid="18c2b427" officeooo:paragraph-rsid="190f36ae" style:font-size-asian="7pt" style:font-weight-asian="bold" style:font-size-complex="7pt" style:font-weight-complex="bold"/>
    </style:style>
    <style:style style:name="T1" style:family="text">
      <style:text-properties fo:font-style="italic" style:font-style-asian="italic" style:font-style-complex="italic"/>
    </style:style>
    <style:style style:name="T2" style:family="text">
      <style:text-properties fo:font-style="italic" officeooo:rsid="16cbda37" style:font-style-asian="italic" style:font-style-complex="italic"/>
    </style:style>
    <style:style style:name="T3" style:family="text">
      <style:text-properties fo:font-style="italic" officeooo:rsid="16c87448" style:font-style-asian="italic" style:font-style-complex="italic"/>
    </style:style>
    <style:style style:name="T4" style:family="text">
      <style:text-properties fo:font-style="italic" officeooo:rsid="18db4b22" style:font-style-asian="italic" style:font-style-complex="italic"/>
    </style:style>
    <style:style style:name="T5" style:family="text">
      <style:text-properties fo:font-style="italic" officeooo:rsid="18dd055b" style:font-style-asian="italic" style:font-style-complex="italic"/>
    </style:style>
    <style:style style:name="T6" style:family="text">
      <style:text-properties fo:font-style="italic" officeooo:rsid="18dd7f1a"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style="italic" officeooo:rsid="1399ebe1" fo:background-color="transparent" loext:char-shading-value="0" style:font-style-asian="italic" style:font-style-complex="italic"/>
    </style:style>
    <style:style style:name="T9" style:family="text">
      <style:text-properties officeooo:rsid="139833c5"/>
    </style:style>
    <style:style style:name="T10" style:family="text">
      <style:text-properties officeooo:rsid="189f69e3"/>
    </style:style>
    <style:style style:name="T11" style:family="text">
      <style:text-properties officeooo:rsid="18a08507"/>
    </style:style>
    <style:style style:name="T12" style:family="text">
      <style:text-properties officeooo:rsid="18a3b514"/>
    </style:style>
    <style:style style:name="T13" style:family="text">
      <style:text-properties officeooo:rsid="18a4210a"/>
    </style:style>
    <style:style style:name="T14" style:family="text">
      <style:text-properties officeooo:rsid="18b31898"/>
    </style:style>
    <style:style style:name="T15" style:family="text">
      <style:text-properties officeooo:rsid="18b51c29"/>
    </style:style>
    <style:style style:name="T16" style:family="text">
      <style:text-properties officeooo:rsid="18b9e32f"/>
    </style:style>
    <style:style style:name="T17" style:family="text">
      <style:text-properties officeooo:rsid="18bd7f32"/>
    </style:style>
    <style:style style:name="T18" style:family="text">
      <style:text-properties officeooo:rsid="18c3603f"/>
    </style:style>
    <style:style style:name="T19" style:family="text">
      <style:text-properties officeooo:rsid="18c424a8"/>
    </style:style>
    <style:style style:name="T20" style:family="text">
      <style:text-properties officeooo:rsid="18ca51d6"/>
    </style:style>
    <style:style style:name="T21" style:family="text">
      <style:text-properties officeooo:rsid="18cc314d"/>
    </style:style>
    <style:style style:name="T22" style:family="text">
      <style:text-properties officeooo:rsid="18ce94a8"/>
    </style:style>
    <style:style style:name="T23" style:family="text">
      <style:text-properties officeooo:rsid="18d12be0"/>
    </style:style>
    <style:style style:name="T24" style:family="text">
      <style:text-properties officeooo:rsid="18e17fcc"/>
    </style:style>
    <style:style style:name="T25" style:family="text">
      <style:text-properties officeooo:rsid="18e431f7"/>
    </style:style>
    <style:style style:name="T26" style:family="text">
      <style:text-properties officeooo:rsid="18e64735"/>
    </style:style>
    <style:style style:name="T27" style:family="text">
      <style:text-properties officeooo:rsid="18ea8e3a"/>
    </style:style>
    <style:style style:name="T28" style:family="text">
      <style:text-properties officeooo:rsid="18ec6599"/>
    </style:style>
    <style:style style:name="T29" style:family="text">
      <style:text-properties officeooo:rsid="18ecc994"/>
    </style:style>
    <style:style style:name="T30" style:family="text">
      <style:text-properties officeooo:rsid="18f19f89"/>
    </style:style>
    <style:style style:name="T31" style:family="text">
      <style:text-properties officeooo:rsid="18f29138"/>
    </style:style>
    <style:style style:name="T32" style:family="text">
      <style:text-properties officeooo:rsid="18f467f6"/>
    </style:style>
    <style:style style:name="T33" style:family="text">
      <style:text-properties officeooo:rsid="18f78dab"/>
    </style:style>
    <style:style style:name="T34" style:family="text">
      <style:text-properties officeooo:rsid="18f8509e"/>
    </style:style>
    <style:style style:name="T35" style:family="text">
      <style:text-properties officeooo:rsid="18f95844"/>
    </style:style>
    <style:style style:name="T36" style:family="text">
      <style:text-properties officeooo:rsid="18faa630"/>
    </style:style>
    <style:style style:name="T37" style:family="text">
      <style:text-properties fo:language="en" fo:country="US" officeooo:rsid="190ac585"/>
    </style:style>
    <style:style style:name="T38" style:family="text">
      <style:text-properties fo:language="cs" fo:country="CZ"/>
    </style:style>
    <style:style style:name="T39" style:family="text">
      <style:text-properties fo:language="cs" fo:country="CZ" officeooo:rsid="190737b6"/>
    </style:style>
    <style:style style:name="T40" style:family="text">
      <style:text-properties fo:language="cs" fo:country="CZ" officeooo:rsid="190df8da"/>
    </style:style>
    <style:style style:name="T41" style:family="text">
      <style:text-properties officeooo:rsid="19084898"/>
    </style:style>
    <style:style style:name="T42" style:family="text">
      <style:text-properties officeooo:rsid="1909fb58"/>
    </style:style>
    <style:style style:name="T43" style:family="text">
      <style:text-properties officeooo:rsid="190ac585"/>
    </style:style>
    <style:style style:name="T44" style:family="text">
      <style:text-properties officeooo:rsid="190ebdfd"/>
    </style:style>
    <style:style style:name="T45" style:family="text">
      <style:text-properties officeooo:rsid="19133690"/>
    </style:style>
    <style:style style:name="T46" style:family="text">
      <style:text-properties officeooo:rsid="1914d2d7"/>
    </style:style>
    <style:style style:name="T47" style:family="text">
      <style:text-properties officeooo:rsid="1916cf56"/>
    </style:style>
    <style:style style:name="T48" style:family="text">
      <style:text-properties officeooo:rsid="19176e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43">+(Scrolls_</text:span><text:span text:style-name="T37">A6_0</text:span><text:span text:style-name="T43">)</text:span>Labor<text:span text:style-name="T18">atoř</text:span> spagyrie</text:p>
      <text:list xml:id="list2267391329" text:style-name="L1">
        <text:list-item>
          <text:p text:style-name="P43">Poznámky k míchání lektvarů</text:p>
        </text:list-item>
      </text:list>
      <text:p text:style-name="P6"><text:span text:style-name="T28">Vážená m</text:span>ist<text:span text:style-name="T27">ryně</text:span>,</text:p>
      <text:p text:style-name="P6">reagenty jsou připraveny podle vašeho návodu. Provedl jsem zatím první várku testů – potvrdil se <text:span text:style-name="T9">stabilizační efekt čirého</text:span> reagent<text:span text:style-name="T9">u, všechny tři smysluplné kombinace vedly k</text:span> pozitivnímu efektu bez vedlejších účinků. <text:span text:style-name="T9">V dalších zkouškách budeme pokračovat zítra.</text:span></text:p>
      <text:p text:style-name="P1"><text:span text:style-name="T7">Etilius, </text:span><text:span text:style-name="T8">adept třetího stupně</text:span></text:p>
      <text:p text:style-name="P2"><text:span text:style-name="T43">+(Scrolls_</text:span><text:span text:style-name="T37">A6_0</text:span><text:span text:style-name="T43">)</text:span>Pracovna mistra spagyrie</text:p>
      <text:p text:style-name="P7"><text:span text:style-name="T32">Drahá mistryně Sidaro</text:span>,</text:p>
      <text:p text:style-name="P7"><text:span text:style-name="T32">nemohu se zbavit pocitu, že opět předbíháš událostem</text:span>. <text:span text:style-name="T32">Již několikrát dodatečné testy nepotvrdily Tvé počáteční odhady. Velmi nerad bych podobný omyl znovu vysvětloval ctěnému kolegiu.</text:span></text:p>
      <text:p text:style-name="P9">Nemusím Ti doufám vysvětlovat, že Tvůj výzkum je oficiálně to jediné, čemu se v tomto komplexu věnujeme. Pokud by ctěné kolegium usoudilo, že nepřináší kýžené výsledky, přišli bychom o zdroje a personál pro všechny laboratoře. <text:span text:style-name="T36">Vzhledem k nepříznivému vývoji války to rozhodně nemůžeme dopustit.</text:span></text:p>
      <text:p text:style-name="P10">Napjatě tudíž očekávám <text:span text:style-name="T35">pozitivní</text:span> výsledky druhé fáze Tvých experimentů.</text:p>
      <text:p text:style-name="P11">Ardanus, velmistr</text:p>
      <text:p text:style-name="P69">Labor<text:span text:style-name="T18">atoř</text:span> <text:span text:style-name="T18">očarování</text:span></text:p>
      <text:p text:style-name="P3"><text:span text:style-name="T43">+(Scrolls_</text:span><text:span text:style-name="T37">A6_0</text:span><text:span text:style-name="T43">)</text:span>Poznámky k výzkumu zvukového orgánu obří vážky.</text:p>
      <text:p text:style-name="P16">Po mnoha pokusech konečně první úspěšná separace zvukotlumivého orgánu obří vážky při zachování relevantních vlastností. Sympatetická vazba zaručena při použití reverzní zvukomalby. Zaklínací formule by tudíž měla mít přízvuk na každé liché slabice.</text:p>
      <text:p text:style-name="P16"><text:span text:style-name="T40">Ú</text:span>čel zkoumaného orgánu: Pomoc při lovu netopýrů.</text:p>
      <text:p text:style-name="P18">Zařazení organismu: <text:span text:style-name="T41">Kategorie B,</text:span> <text:span text:style-name="T42">mírně </text:span>nebezpečný.</text:p>
      <text:list xml:id="list172950057104339" text:continue-numbering="true" text:style-name="L1">
        <text:list-item>
          <text:p text:style-name="P44"><text:span text:style-name="T43">+(Scrolls_</text:span><text:span text:style-name="T37">A6_0</text:span><text:span text:style-name="T43">)</text:span>Poznámky k výzkumu salamandrů.</text:p>
        </text:list-item>
      </text:list>
      <text:p text:style-name="P20">Žláza má vzhledem k velikosti studovaného jedince překvapivě krátký čas obnovy, použití je ale jednorázové. Salamandr zřejmě v původních podmínkách používá <text:span text:style-name="T39">oheň </text:span><text:span text:style-name="T38">jak</text:span> k lovu menší kořisti, tak k zahnání větších predátorů.</text:p>
      <text:p text:style-name="P20">Plivnutí je velmi přesné a oheň má vysokou teplotu. Použití ochranných pomůcek je nezbytné, jinak může dojít k vážnému zranění.</text:p>
      <text:p text:style-name="P17"><text:span text:style-name="T40">Ú</text:span>čel zkoumaného orgánu: <text:span text:style-name="T44">Lov a obrana</text:span>.</text:p>
      <text:p text:style-name="P18">Zařazení organismu: <text:span text:style-name="T41">Kategorie C</text:span> – nebezpečný.</text:p>
      <text:list xml:id="list172948688751464" text:continue-numbering="true" text:style-name="L1">
        <text:list-item>
          <text:p text:style-name="P45"><text:soft-page-break/>Poznámky k výzkumu masožravé liány.</text:p>
        </text:list-item>
      </text:list>
      <text:p text:style-name="P19">Liánovité výběžky studovaného organismu slouží k lapení a obtočení kořisti. Šlahouny následně oběť dopraví k ústnímu otvoru, který skrývá silné, zobákovité čelisti.</text:p>
      <text:p text:style-name="P19">Typickou kořistí jsou obří vážky, nebo jiné velké exempláře létavého i nelétavého hmyzu, případně drobní hlodavci. Organismus je ale schopen ulovit i dospělého medvěda, když se mu nedostává vhodnějších zdrojů potravy.</text:p>
      <text:p text:style-name="P19">Rozhodnutí, zda je o živočicha nebo rostlinu, bude vyžadovat další zkoumání.</text:p>
      <text:p text:style-name="P19">Zařazení organismu: <text:span text:style-name="T41">Kategorie </text:span>D – velmi nebezpečný.</text:p>
      <text:list xml:id="list172950724268635" text:continue-numbering="true" text:style-name="L1">
        <text:list-item>
          <text:p text:style-name="P46">Poznámky Laiary</text:p>
        </text:list-item>
      </text:list>
      <text:p text:style-name="P4"><text:span text:style-name="T2">Dnes </text:span><text:span text:style-name="T6">večer</text:span><text:span text:style-name="T2"> spustím</text:span><text:span text:style-name="T3"> další </text:span><text:span text:style-name="T5">fázi</text:span><text:span text:style-name="T3"> experiment</text:span><text:span text:style-name="T5">u</text:span><text:span text:style-name="T3">. </text:span><text:span text:style-name="T4">Nezapomeňte z</text:span><text:span text:style-name="T3">ítra obnovit vázací kruh, posílený neviděný by jinak mohl uniknout.</text:span></text:p>
      <text:p text:style-name="P5"><text:span text:style-name="T3">L</text:span><text:span text:style-name="T1">aiara, mistryně očarování</text:span></text:p>
      <text:p text:style-name="P21">PS: Přestaňte mi posílat písemné reporty a věnujte se své práci. Papíry nás před orky nezachrání!</text:p>
      <text:p text:style-name="P58">Laboratoř iluzí</text:p>
      <text:list xml:id="list1002012972" text:style-name="L2">
        <text:list-item>
          <text:p text:style-name="P47">Vzkaz od mistra iluzí pro adepta Zalaria</text:p>
        </text:list-item>
      </text:list>
      <text:p text:style-name="P22">Adepte Zalarie,</text:p>
      <text:p text:style-name="P23">musím Tě pokárat za překročení Tvých pravomocí. Vím, že jsem vám všem kladl na srdce, že je velmistrovým přáním, abychom práci co nejvíce urychlili. To však neznamená, že můžeme ignorovat Základní nařízení a Pravidla práce v laboratoři! Až budeš příště chtít provést úpravy původního návrhu, očekávám od Tebe plnou specifikaci navržených změn ke schválení. Předpokládám, že se tentokráte zatoulala pouhým nedopatřením a že se objeví na mém stole nejpozději do zítřejšího večera.</text:p>
      <text:p text:style-name="P24">Semidar, mistr iluzí</text:p>
      <text:p text:style-name="P57"><text:span text:style-name="T22">Pracovna mistra</text:span> <text:span text:style-name="T19">iluzí</text:span></text:p>
      <text:list xml:id="list335679402" text:style-name="L3">
        <text:list-item>
          <text:p text:style-name="P48">Dopis od velmistra mistrovi iluzí</text:p>
        </text:list-item>
      </text:list>
      <text:p text:style-name="P25">Mistře Semidare,</text:p>
      <text:p text:style-name="P25">netrpělivě čekám na zprávu o úspěchu Tvého posledního experimentu.</text:p>
      <text:p text:style-name="P15">Se stále většími obavami <text:span text:style-name="T23">totiž</text:span> sleduji výzkum mistryně Laiary. Její poslední experiment se jí málem vymknul z ruk<text:span text:style-name="T10">ou</text:span> – <text:span text:style-name="T11">máme</text:span> velké štěstí, že u toho nikdo nebyl zraněn. <text:span text:style-name="T11">Naše poslání je bezesporu důležité, jen ti největší pokrytci si mohou stále myslet, že bez nové, mocné magie můžeme válku vyhrát. Bojím se ale, abychom spolu s nepřítelem nezničili i sami sebe.</text:span></text:p>
      <text:p text:style-name="P12">Ardanus, velmistr</text:p>
      <text:list xml:id="list172949464887976" text:continue-numbering="true" text:style-name="L3">
        <text:list-item>
          <text:p text:style-name="P50"><text:soft-page-break/>Zpráva od Zalaria pro mistra iluzí</text:p>
        </text:list-item>
      </text:list>
      <text:p text:style-name="P26"><text:span text:style-name="T20">M</text:span>istře,</text:p>
      <text:p text:style-name="P26"><text:span text:style-name="T14">s radostí Vám oznamuji</text:span>, že jsem dokončil přípravy druhé fáze experimentu. <text:span text:style-name="T14">Fantóm varana dle Vaší specifikace je připraven k nasazení. Dovolil jsem si provést pár drobných úprav oproti původnímu návrhu:</text:span></text:p>
      <text:p text:style-name="P27">Upravil jsem připojení zadních končetin k tělu. Varan nyní chodí po všech čtyřech, místo aby zadní část těla tahal po zemi.</text:p>
      <text:p text:style-name="P28">Prohodil jsem levé a pravé oko. Varan nyní nemá tendenci vydat se doleva, když chce jít doprava.</text:p>
      <text:p text:style-name="P27">Přidal jsem ostré zuby.</text:p>
      <text:p text:style-name="P29">Zalarius, adept druhého stupně</text:p>
      <text:list xml:id="list172948974480377" text:continue-numbering="true" text:style-name="L3">
        <text:list-item>
          <text:p text:style-name="P49"><text:span text:style-name="T16">Odpověď</text:span> velmistra mistrovi iluzí</text:p>
        </text:list-item>
      </text:list>
      <text:p text:style-name="P30">To jsou opravdu velmi dobré zprávy! Ani nevíte, jakou jste mi udělal radost.</text:p>
      <text:p text:style-name="P30">Mistryně Laiara se zprotivila mému přímému rozkazu a pokračuje ve svém smrtelně nebezpečném experimentu. Obávám se, že mi nezbývá jiná možnost, než ji uvěznit a její pokusy tím zastavit.</text:p>
      <text:p text:style-name="P31">Tím ovšem přijdeme o velmi slibné výsledky a tedy o naději na tolik potřebný průlom ve válce. <text:span text:style-name="T17">Dávám vám tímto své svolení k započetí druhé fáze testů a zároveň vás žádám, abyste učinil vše, co bude ve vašich silách, aby byla co nejdříve ukončena a započaly přípravy k nasazení fantómů ve válce.</text:span></text:p>
      <text:p text:style-name="P13">Ardanus, velmistr</text:p>
      <text:p text:style-name="P56">Pracovna mistra <text:span text:style-name="T47">přivolávání</text:span></text:p>
      <text:p text:style-name="P8">Mistře Latinare,</text:p>
      <text:p text:style-name="P8">s ohledem na Vaše úspěchy z minulého roku očekávám další připravené přivolávací rituály. Velice oceňuji Váš důraz na bezpečnost a kontrolu nad přivolanými démony, přesto však <text:span text:style-name="T33">na Vás</text:span> musím apelovat, abyste práce v mezích předpisů a nařízení co nejvíce urychlil. Zprávy z války nejsou dobré, naši hrdinní vojáci potřebují pomoc co nejdříve.</text:p>
      <text:p text:style-name="P14">Ardanus, velmistr</text:p>
      <text:p text:style-name="P41"/>
      <text:p text:style-name="P41"/>
      <text:p text:style-name="P41"/>
      <text:p text:style-name="P41"/>
      <text:p text:style-name="P41"/>
      <text:p text:style-name="P55"><text:soft-page-break/>Pracovna velmistra</text:p>
      <text:list xml:id="list172949580291379" text:continue-numbering="true" text:style-name="L3">
        <text:list-item>
          <text:p text:style-name="P51">Zpráva od mistr<text:span text:style-name="T29">yně</text:span> Spagyrie</text:p>
        </text:list-item>
      </text:list>
      <text:p text:style-name="P32">Ctěný velmistře,</text:p>
      <text:p text:style-name="P35">předběžné výsledky testů nových reagentů jsou velmi slibné. Vše <text:span text:style-name="T30">zatím potvrzuje</text:span> předpokládané posílení bez vedlejších účinků. Doporučuji <text:span text:style-name="T31">ctěnému kolegiu vydat pokyn k těžbě potřebných surovin.</text:span></text:p>
      <text:p text:style-name="P36">Sidara, mistryně Spagyrie</text:p>
      <text:list xml:id="list172950701986605" text:continue-numbering="true" text:style-name="L3">
        <text:list-item>
          <text:p text:style-name="P52">Odpověď velmistrovi od mistra <text:span text:style-name="T25">démonologie</text:span></text:p>
        </text:list-item>
      </text:list>
      <text:p text:style-name="P33">Ctěný velmistře,</text:p>
      <text:p text:style-name="P8">jsme poctěn Vaší chválou a vynasnažím se naplnit všechna Vaše očekávání.</text:p>
      <text:p text:style-name="P37">Musím však podotknout, že nemohu <text:span text:style-name="T34">dost dobře</text:span> <text:span text:style-name="T26">přivolat démony, jejichž jména nejsou známa. Poté, co byla většina ostatních démonologických laboratoří uzavřena, se nám zoufale nedostává personálu na základní výzkum.</text:span></text:p>
      <text:p text:style-name="P8">Latinar, mistr démonologie</text:p>
      <text:list xml:id="list172949132476800" text:continue-numbering="true" text:style-name="L3">
        <text:list-item>
          <text:p text:style-name="P53">Odpověď velmistrovi od mistra iluzí</text:p>
        </text:list-item>
      </text:list>
      <text:p text:style-name="P34">Ctěný velmistře,</text:p>
      <text:p text:style-name="P38"><text:span text:style-name="T21">n</text:span>emohu než souhlasit se vším, co píš<text:span text:style-name="T12">e</text:span>te. Jen blázen vyková meč, který má ostří místo rukojeti.</text:p>
      <text:p text:style-name="P39">S potěšením si vám proto dovoluji oznámit průlom ve výzkumu fantómů: <text:span text:style-name="T13">Návrh adepta Zalaria se ukázal být prakticky použitelný a nová verze iluzorního zaklínadla vykazuje vysokou účinnost zpětné duševní vazby. První fáze zkoušek beze sporu prokázala, že následky setkání s fantómem jsou zcela bezpečné a v krátké době odezní.</text:span></text:p>
      <text:p text:style-name="P40">Dovoluji si <text:span text:style-name="T24">Vás</text:span> tímto požádat o svolení k započetí druhého stupně testování. Adept Zalarius již připravil matrici pro fantóma v podobě varana, jenž by měl být dostatečně nebezpečný, aby byl prakticky vojensky využitelný, aniž by <text:span text:style-name="T15">při tom</text:span> hrozilo nebezpečí nezvratného poškození testovacích subjektů.</text:p>
      <text:p text:style-name="P61">Semidar, mistr iluzí</text:p>
      <text:list xml:id="list172950577298252" text:continue-numbering="true" text:style-name="L3">
        <text:list-item>
          <text:p text:style-name="P54">Žádost správce o přístup do <text:span text:style-name="T46">trezorové místnosti</text:span></text:p>
        </text:list-item>
      </text:list>
      <text:p text:style-name="P63">Ctěný velmistře,</text:p>
      <text:p text:style-name="P64">dovoluji si vás požádat o přístup do trezorové místnosti za účelem pravidelné revize.</text:p>
      <text:p text:style-name="P62"><text:span text:style-name="T45">Akradir</text:span>, <text:span text:style-name="T45">správce areálu</text:span></text:p>
      <text:p text:style-name="P59">Byt správce areálu</text:p>
      <text:p text:style-name="P65">Správce Akradire,</text:p>
      <text:p text:style-name="P65"><text:soft-page-break/>tímto vám uděluji jednorázový přístup do trezorové místnosti za účelem pravidelné revize.</text:p>
      <text:p text:style-name="P65">Otevírací formule <text:span text:style-name="T48">ke dveřím v mé pracovně</text:span> je:</text:p>
      <text:p text:style-name="P66">Sedm dveří, jeden klíč</text:p>
      <text:p text:style-name="P67">Nezapomeňte tento dokument po přečtení zničit.</text:p>
      <text:p text:style-name="P68">Ardanus, velmistr</text:p>
      <text:p text:style-name="P60">TODO: Nejsem si jistej, jak jsem to nakonec udělal – jestli náhodou není potřeba nejdřív otevřít trezor (a k němu je ta form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language="cs" fo:country="CZ" officeooo:rsid="137e329e"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1.401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7-12-31T17:29:48.103000000</dc:date>
    <meta:editing-cycles>11327</meta:editing-cycles>
    <meta:editing-duration>P32DT4H12M44S</meta:editing-duration>
    <meta:generator>LibreOffice/5.3.2.2$Windows_X86_64 LibreOffice_project/6cd4f1ef626f15116896b1d8e1398b56da0d0ee1</meta:generator>
    <meta:print-date>2017-12-18T16:47:45.578000000</meta:print-date>
    <meta:document-statistic meta:table-count="0" meta:image-count="0" meta:object-count="0" meta:page-count="5" meta:paragraph-count="86" meta:word-count="1077" meta:character-count="7293" meta:non-whitespace-character-count="6309"/>
  </office:meta>
</office:document-meta>
</file>